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903cm" table:align="margins" style:writing-mode="lr-tb"/>
    </style:style>
    <style:style style:name="Table5.A" style:family="table-column">
      <style:table-column-properties style:column-width="17.903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03246c" officeooo:paragraph-rsid="0003246c"/>
    </style:style>
    <style:style style:name="P7" style:family="paragraph" style:parent-style-name="Table_20_Contents">
      <style:paragraph-properties fo:text-align="start" style:justify-single-word="false"/>
      <style:text-properties officeooo:rsid="00046d08" officeooo:paragraph-rsid="0005536a"/>
    </style:style>
    <style:style style:name="P8" style:family="paragraph" style:parent-style-name="Table_20_Contents">
      <style:paragraph-properties fo:text-align="start" style:justify-single-word="false"/>
      <style:text-properties officeooo:rsid="00046d08" officeooo:paragraph-rsid="00046d08"/>
    </style:style>
    <style:style style:name="P9" style:family="paragraph" style:parent-style-name="Table_20_Contents">
      <style:paragraph-properties fo:text-align="start" style:justify-single-word="false"/>
      <style:text-properties officeooo:rsid="0005536a" officeooo:paragraph-rsid="0005536a"/>
    </style:style>
    <style:style style:name="P10" style:family="paragraph" style:parent-style-name="Table_20_Contents">
      <style:paragraph-properties fo:text-align="start" style:justify-single-word="false"/>
      <style:text-properties officeooo:rsid="0007e28b" officeooo:paragraph-rsid="0007e28b"/>
    </style:style>
    <style:style style:name="P11" style:family="paragraph" style:parent-style-name="Table_20_Contents">
      <style:paragraph-properties fo:text-align="start" style:justify-single-word="false"/>
      <style:text-properties officeooo:rsid="0008a815" officeooo:paragraph-rsid="0008a815"/>
    </style:style>
    <style:style style:name="P12" style:family="paragraph" style:parent-style-name="Table_20_Contents">
      <style:paragraph-properties fo:text-align="start" style:justify-single-word="false"/>
      <style:text-properties officeooo:rsid="000aa9a0" officeooo:paragraph-rsid="000aa9a0"/>
    </style:style>
    <style:style style:name="P13" style:family="paragraph" style:parent-style-name="Table_20_Contents">
      <style:paragraph-properties fo:text-align="start" style:justify-single-word="false"/>
      <style:text-properties officeooo:rsid="000db5e8" officeooo:paragraph-rsid="000df206"/>
    </style:style>
    <style:style style:name="P14" style:family="paragraph" style:parent-style-name="Table_20_Contents">
      <style:paragraph-properties fo:text-align="start" style:justify-single-word="false"/>
      <style:text-properties officeooo:rsid="000db5e8" officeooo:paragraph-rsid="00106a43"/>
    </style:style>
    <style:style style:name="P15" style:family="paragraph" style:parent-style-name="Table_20_Contents">
      <style:paragraph-properties fo:text-align="start" style:justify-single-word="false"/>
      <style:text-properties officeooo:rsid="000df206" officeooo:paragraph-rsid="000df206"/>
    </style:style>
    <style:style style:name="P16" style:family="paragraph" style:parent-style-name="Table_20_Contents">
      <style:paragraph-properties fo:text-align="start" style:justify-single-word="false"/>
      <style:text-properties officeooo:rsid="000df206" officeooo:paragraph-rsid="00106a43"/>
    </style:style>
    <style:style style:name="P17" style:family="paragraph" style:parent-style-name="Table_20_Contents">
      <style:paragraph-properties fo:text-align="start" style:justify-single-word="false"/>
      <style:text-properties officeooo:rsid="000f075b" officeooo:paragraph-rsid="000f075b"/>
    </style:style>
    <style:style style:name="P18" style:family="paragraph" style:parent-style-name="Table_20_Contents">
      <style:paragraph-properties fo:text-align="start" style:justify-single-word="false"/>
      <style:text-properties officeooo:rsid="000f075b" officeooo:paragraph-rsid="00106a43"/>
    </style:style>
    <style:style style:name="P19" style:family="paragraph" style:parent-style-name="Table_20_Contents">
      <style:paragraph-properties fo:text-align="start" style:justify-single-word="false"/>
      <style:text-properties officeooo:rsid="00122110" officeooo:paragraph-rsid="00122110"/>
    </style:style>
    <style:style style:name="P20" style:family="paragraph" style:parent-style-name="Table_20_Contents">
      <style:paragraph-properties fo:text-align="start" style:justify-single-word="false"/>
      <style:text-properties officeooo:rsid="0014f3ab" officeooo:paragraph-rsid="0014f3ab"/>
    </style:style>
    <style:style style:name="P21" style:family="paragraph" style:parent-style-name="Table_20_Contents">
      <style:paragraph-properties fo:text-align="start" style:justify-single-word="false"/>
      <style:text-properties officeooo:paragraph-rsid="0015fdd3"/>
    </style:style>
    <style:style style:name="P22" style:family="paragraph" style:parent-style-name="Table_20_Contents">
      <style:paragraph-properties fo:text-align="start" style:justify-single-word="false"/>
      <style:text-properties officeooo:paragraph-rsid="002a8791"/>
    </style:style>
    <style:style style:name="P23" style:family="paragraph" style:parent-style-name="Table_20_Contents">
      <style:paragraph-properties fo:text-align="start" style:justify-single-word="false"/>
      <style:text-properties officeooo:rsid="0015fdd3" officeooo:paragraph-rsid="0015fdd3"/>
    </style:style>
    <style:style style:name="P24" style:family="paragraph" style:parent-style-name="Table_20_Contents">
      <style:paragraph-properties fo:text-align="start" style:justify-single-word="false"/>
      <style:text-properties officeooo:rsid="001730c0" officeooo:paragraph-rsid="001a1fcd"/>
    </style:style>
    <style:style style:name="P25" style:family="paragraph" style:parent-style-name="Table_20_Contents">
      <style:paragraph-properties fo:text-align="start" style:justify-single-word="false"/>
      <style:text-properties officeooo:rsid="001a1fcd" officeooo:paragraph-rsid="001a1fcd"/>
    </style:style>
    <style:style style:name="P26" style:family="paragraph" style:parent-style-name="Table_20_Contents">
      <style:paragraph-properties fo:text-align="start" style:justify-single-word="false"/>
      <style:text-properties officeooo:rsid="001a6417" officeooo:paragraph-rsid="001a6417"/>
    </style:style>
    <style:style style:name="P27" style:family="paragraph" style:parent-style-name="Table_20_Contents">
      <style:paragraph-properties fo:text-align="start" style:justify-single-word="false"/>
      <style:text-properties officeooo:rsid="001f49d3" officeooo:paragraph-rsid="001f49d3"/>
    </style:style>
    <style:style style:name="P28" style:family="paragraph" style:parent-style-name="Table_20_Contents">
      <style:paragraph-properties fo:text-align="start" style:justify-single-word="false"/>
      <style:text-properties officeooo:rsid="001f49d3" officeooo:paragraph-rsid="001ffba8"/>
    </style:style>
    <style:style style:name="P29" style:family="paragraph" style:parent-style-name="Table_20_Contents">
      <style:paragraph-properties fo:text-align="start" style:justify-single-word="false"/>
      <style:text-properties officeooo:rsid="00229b12" officeooo:paragraph-rsid="00229b12"/>
    </style:style>
    <style:style style:name="P30" style:family="paragraph" style:parent-style-name="Table_20_Contents">
      <style:paragraph-properties fo:text-align="start" style:justify-single-word="false"/>
      <style:text-properties officeooo:rsid="002389df" officeooo:paragraph-rsid="002389df"/>
    </style:style>
    <style:style style:name="P31" style:family="paragraph" style:parent-style-name="Table_20_Contents">
      <style:paragraph-properties fo:text-align="start" style:justify-single-word="false"/>
      <style:text-properties officeooo:rsid="002482e2" officeooo:paragraph-rsid="002482e2"/>
    </style:style>
    <style:style style:name="P32" style:family="paragraph" style:parent-style-name="Table_20_Contents">
      <style:text-properties officeooo:rsid="0029f5b1" officeooo:paragraph-rsid="0029f5b1"/>
    </style:style>
    <style:style style:name="P33" style:family="paragraph" style:parent-style-name="Table_20_Contents">
      <style:text-properties officeooo:rsid="0029f5b1" officeooo:paragraph-rsid="002a5923"/>
    </style:style>
    <style:style style:name="P34" style:family="paragraph" style:parent-style-name="Table_20_Contents">
      <style:paragraph-properties fo:text-align="start" style:justify-single-word="false"/>
      <style:text-properties officeooo:rsid="002a8791" officeooo:paragraph-rsid="002a8791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2a8791" officeooo:paragraph-rsid="002a8791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2acafa" officeooo:paragraph-rsid="002acafa" fo:background-color="transparent"/>
    </style:style>
    <style:style style:name="P3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38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39" style:family="paragraph" style:parent-style-name="Table_20_Contents">
      <style:paragraph-properties fo:text-align="start" style:justify-single-word="false"/>
      <style:text-properties officeooo:rsid="001d5f84" officeooo:paragraph-rsid="001d5f84"/>
    </style:style>
    <style:style style:name="P40" style:family="paragraph" style:parent-style-name="Table_20_Contents">
      <style:paragraph-properties fo:text-align="start" style:justify-single-word="false"/>
      <style:text-properties officeooo:rsid="001f49d3" officeooo:paragraph-rsid="001f49d3"/>
    </style:style>
    <style:style style:name="P41" style:family="paragraph" style:parent-style-name="Table_20_Contents">
      <style:paragraph-properties fo:text-align="start" style:justify-single-word="false"/>
      <style:text-properties officeooo:rsid="001ffba8" officeooo:paragraph-rsid="001ffba8"/>
    </style:style>
    <style:style style:name="P42" style:family="paragraph" style:parent-style-name="Table_20_Contents">
      <style:paragraph-properties fo:text-align="start" style:justify-single-word="false"/>
      <style:text-properties officeooo:rsid="002482e2" officeooo:paragraph-rsid="002482e2"/>
    </style:style>
    <style:style style:name="P43" style:family="paragraph" style:parent-style-name="Table_20_Contents">
      <style:text-properties officeooo:rsid="0029f5b1" officeooo:paragraph-rsid="0029f5b1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2a8791" officeooo:paragraph-rsid="002a8791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officeooo:paragraph-rsid="002e0522"/>
    </style:style>
    <style:style style:name="P46" style:family="paragraph" style:parent-style-name="Table_20_Contents">
      <style:text-properties officeooo:rsid="002ef887" officeooo:paragraph-rsid="002ef887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ba8" style:font-weight-asian="bold" style:font-weight-complex="bold"/>
    </style:style>
    <style:style style:name="T4" style:family="text">
      <style:text-properties fo:font-weight="bold" officeooo:rsid="002a8791" style:font-weight-asian="bold" style:font-weight-complex="bold"/>
    </style:style>
    <style:style style:name="T5" style:family="text">
      <style:text-properties fo:font-weight="bold" officeooo:rsid="002e0522" style:font-weight-asian="bold" style:font-weight-complex="bold"/>
    </style:style>
    <style:style style:name="T6" style:family="text">
      <style:text-properties officeooo:rsid="00021da2"/>
    </style:style>
    <style:style style:name="T7" style:family="text">
      <style:text-properties officeooo:rsid="00070c3a"/>
    </style:style>
    <style:style style:name="T8" style:family="text">
      <style:text-properties officeooo:rsid="00094ae3"/>
    </style:style>
    <style:style style:name="T9" style:family="text">
      <style:text-properties officeooo:rsid="000c5f17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22110"/>
    </style:style>
    <style:style style:name="T12" style:family="text">
      <style:text-properties style:text-underline-style="none" officeooo:rsid="0015fdd3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37833"/>
    </style:style>
    <style:style style:name="T15" style:family="text">
      <style:text-properties officeooo:rsid="0015fdd3"/>
    </style:style>
    <style:style style:name="T16" style:family="text">
      <style:text-properties officeooo:rsid="001730c0"/>
    </style:style>
    <style:style style:name="T17" style:family="text">
      <style:text-properties officeooo:rsid="001a1fc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c7b7c" style:font-weight-asian="normal" style:font-weight-complex="normal"/>
    </style:style>
    <style:style style:name="T23" style:family="text">
      <style:text-properties fo:font-weight="normal" fo:background-color="#9999ff" loext:char-shading-value="0" style:font-weight-asian="normal" style:font-weight-complex="normal"/>
    </style:style>
    <style:style style:name="T24" style:family="text">
      <style:text-properties fo:font-weight="normal" fo:background-color="#66ff66" loext:char-shading-value="0" style:font-weight-asian="normal" style:font-weight-complex="normal"/>
    </style:style>
    <style:style style:name="T25" style:family="text">
      <style:text-properties officeooo:rsid="00264ec5"/>
    </style:style>
    <style:style style:name="T26" style:family="text">
      <style:text-properties officeooo:rsid="002389df"/>
    </style:style>
    <style:style style:name="T27" style:family="text">
      <style:text-properties officeooo:rsid="002a8791"/>
    </style:style>
    <style:style style:name="T28" style:family="text">
      <style:text-properties officeooo:rsid="002e0522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<text:span text:style-name="T6">d</text:span>icado a la preparación de la sesión antes de asistir al laboratorio ha sido de <text:span text:style-name="T7">30</text:span> minutos.</text:p>
      <text:p text:style-name="Standard">1. He resuelto todas las dudas que tenía antes de iniciar la sesión de prácticas: <text:span text:style-name="T7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6">Creación de dispositivos con mknod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/>
      <text:p text:style-name="P4"><text:soft-page-break/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Con el comando uptime</text:p>
            <text:p text:style-name="P7">medina@medina:~$ uptime <text:line-break/> 16:05:57 up 33 min, <text:s/>3 users, <text:s/>load average: 0,50, 0,57, 0,40 </text:p>
            <text:p text:style-name="P8">A) El sistema lleva encendido 33 minutos.</text:p>
            <text:p text:style-name="P9">B) Hay tres usuarios usando el sistema.</text:p>
            <text:p text:style-name="P9">C) según el manual de uptime, la carga en los últimos 15 minutos corresponden con la última medida de load average y es de 0,40.</text:p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A)</text:p>
            <text:p text:style-name="P10">#!/bin/bash<text:line-break/>iteraccion=$1<text:line-break/>i=0<text:line-break/>x=0<text:line-break/>while [ $i -le $iteraccion ]; do <text:line-break/><text:tab/>printf "%d \n" $i<text:line-break/><text:tab/>x=$(((i+i)*5));<text:line-break/><text:tab/>i=$((i+1));<text:line-break/>done<text:line-break/>printf "El valor de la variable es %d \n" $iteraccion</text:p>
            <text:p text:style-name="P11">B) <text:span text:style-name="T8">Para ver la prioridad hemos ejecutado la orden ps -axl y en la columna NI obtenemos la prioridad de cada proceso. Inicialmente la prioridad del proceso es de cero.</text:span></text:p>
            <text:p text:style-name="P12">Para cambiarle la prioridad he utilizado la orden renice después de haber ejecutado el proceso. Al primer proceso que he ejecutado le he dado una prioridad de +19, al segundo lo he dejado como estaba y al tercero le he puesto -20.</text:p>
            <text:p text:style-name="P12">renice +19 3836<text:line-break/>sudo renice -20 3838</text:p>
            <text:p text:style-name="P12">0 <text:s/>1000 <text:s/>3836 <text:s/>3318 <text:s/>39 <text:s/>19 <text:s text:c="2"/>2272 <text:s text:c="2"/>560 - <text:s text:c="5"/>RN+ <text:s/>pts/23 <text:s text:c="4"/>1:14 sh ./ejercicio3_2. <text:span text:style-name="T9">sh</text:span><text:line-break/>0 <text:s/>1000 <text:s/>3837 <text:s/>2782 <text:s/>20 <text:s text:c="2"/>0 <text:s text:c="2"/>2272 <text:s text:c="2"/>556 n_tty_ S+ <text:s text:c="2"/>pts/0 <text:s text:c="5"/>1:17 sh ./ejercicio3_2.sh <text:line-break/>0 <text:s/>1000 <text:s/>3838 <text:s/>3266 <text:s text:c="2"/>0 -20 <text:s text:c="2"/>2272 <text:s text:c="2"/>560 n_tty_ S&lt;+ <text:s/>pts/8 <text:s text:c="5"/>1:18 sh ./ejercicio3_2.<text:span text:style-name="T9">sh</text:span></text:p>
            <text:p text:style-name="P13">C)</text:p>
            <text:p text:style-name="P15">time sh ./ejercicio3_2.sh 10000000 (Ejecutados en tres terminales diferentes).</text:p>
            <text:p text:style-name="P14">Proceso 1</text:p>
            <text:p text:style-name="P18">real<text:tab/><text:span text:style-name="T10">8m4</text:span><text:span text:style-name="T11">8</text:span><text:span text:style-name="T10">.926s</text:span> <text:line-break/>user<text:tab/>2m20.032s <text:line-break/>sys<text:tab/>0m56.056s</text:p>
            <text:p text:style-name="P18"/>
            <text:p text:style-name="P15"><text:soft-page-break/>Proceso 2</text:p>
            <text:p text:style-name="P17">real<text:tab/>8m47.509s <text:line-break/>user<text:tab/>2m18.600s <text:line-break/>sys<text:tab/>0m54.832s </text:p>
            <text:p text:style-name="P17">Proceso 3</text:p>
            <text:p text:style-name="P16">real<text:tab/>8m31.999s<text:line-break/>user<text:tab/>2m18.204s <text:line-break/>sys<text:tab/>0m55.240s </text:p>
            <text:p text:style-name="P19">Como podemos observar el primer proceso que tenía la prioridad más alta <text:span text:style-name="T14">es el que tiene el tiempo de ejecución más alto y el que tenía la prioridad más baja es el que ha tardado menos.</text:span></text:p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Para la realización de esta actividad he ejecutado la orden mpstat con un intervalo de un segundo y diez repeticiones.</text:p>
            <text:p text:style-name="P20">medina@medina:~$ mpstat 1 10 <text:line-break/>Linux 3.13.0-37-generic (medina) <text:tab/>26/10/14 <text:tab/>_i686_<text:tab/>(2 CPU) </text:p>
            <text:p text:style-name="P20">14:09:11 <text:s text:c="4"/>CPU <text:s text:c="3"/>%usr <text:s text:c="2"/>%nice <text:s text:c="3"/>%sys %iowait <text:s text:c="3"/>%irq <text:s text:c="2"/>%soft <text:s/>%steal <text:s/>%guest <text:s/>%gnice <text:s text:c="2"/>%idle <text:line-break/>14:09:12 <text:s text:c="4"/>all <text:s text:c="8"/>2,01 <text:s text:c="4"/>0,00 <text:s text:c="5"/>1,51 <text:s text:c="5"/>0,00 <text:s text:c="4"/>0,00 <text:s text:c="4"/>0,00 <text:s text:c="4"/>0,00 <text:s text:c="6"/>0,00 <text:s text:c="6"/>0,00 <text:s text:c="2"/>96,48 <text:line-break/>14:09:13 <text:s text:c="4"/>all <text:s text:c="8"/>7,54 <text:s text:c="4"/>0,00 <text:s text:c="5"/>4,02 <text:s text:c="5"/>1,51 <text:s text:c="4"/>0,00 <text:s text:c="4"/>0,00 <text:s text:c="4"/>0,00 <text:s text:c="6"/>0,00 <text:s text:c="6"/>0,00 <text:s text:c="2"/>86,93 <text:line-break/>14:09:14 <text:s text:c="4"/>all <text:s text:c="8"/>5,00 <text:s text:c="4"/>0,00 <text:s text:c="5"/>3,00 <text:s text:c="5"/>0,00 <text:s text:c="4"/>0,00 <text:s text:c="4"/>0,00 <text:s text:c="4"/>0,00 <text:s text:c="6"/>0,00 <text:s text:c="6"/>0,00 <text:s text:c="2"/>92,00 <text:line-break/>14:09:15 <text:s text:c="4"/>all <text:s text:c="6"/>51,01 <text:s text:c="4"/>0,00 <text:s text:c="5"/>9,60 <text:s text:c="5"/>0,00 <text:s text:c="4"/>0,00 <text:s text:c="4"/>0,51 <text:s text:c="4"/>0,00 <text:s text:c="6"/>0,00 <text:s text:c="6"/>0,00 <text:s text:c="2"/>38,89 <text:line-break/>14:09:16 <text:s text:c="4"/>all <text:s text:c="8"/>6,63 <text:s text:c="4"/>0,00 <text:s text:c="5"/>1,02 <text:s text:c="5"/>0,00 <text:s text:c="4"/>0,00 <text:s text:c="4"/>0,51 <text:s text:c="4"/>0,00 <text:s text:c="6"/>0,00 <text:s text:c="6"/>0,00 <text:s text:c="2"/>91,84 <text:line-break/>14:09:17 <text:s text:c="4"/>all <text:s text:c="6"/>23,50 <text:s text:c="4"/>0,00 <text:s text:c="5"/>7,50 <text:s text:c="5"/>0,00 <text:s text:c="4"/>0,00 <text:s text:c="4"/>0,00 <text:s text:c="4"/>0,00 <text:s text:c="6"/>0,00 <text:s text:c="6"/>0,00 <text:s text:c="2"/>69,00 <text:line-break/>14:09:18 <text:s text:c="4"/>all <text:s text:c="6"/>29,80 <text:s text:c="4"/>0,00 <text:s text:c="3"/>11,11 <text:s text:c="5"/>0,00 <text:s text:c="4"/>0,00 <text:s text:c="4"/>0,00 <text:s text:c="4"/>0,00 <text:s text:c="6"/>0,00 <text:s text:c="6"/>0,00 <text:s text:c="2"/>59,09 <text:line-break/>14:09:19 <text:s text:c="4"/>all <text:s text:c="6"/>31,12 <text:s text:c="4"/>0,00 <text:s text:c="5"/>8,67 <text:s text:c="5"/>1,02 <text:s text:c="4"/>0,00 <text:s text:c="4"/>0,00 <text:s text:c="4"/>0,00 <text:s text:c="6"/>0,00 <text:s text:c="6"/>0,00 <text:s text:c="2"/>59,18 <text:line-break/>14:09:20 <text:s text:c="4"/>all <text:s text:c="6"/>18,00 <text:s text:c="4"/>0,00 <text:s text:c="5"/>5,50 <text:s text:c="5"/>0,00 <text:s text:c="4"/>0,00 <text:s text:c="4"/>0,00 <text:s text:c="4"/>0,00 <text:s text:c="6"/>0,00 <text:s text:c="6"/>0,00 <text:s text:c="2"/>76,50 <text:line-break/>14:09:21 <text:s text:c="4"/>all <text:s text:c="6"/>15,23 <text:s text:c="4"/>0,00 <text:s text:c="5"/>5,58 <text:s text:c="5"/>0,00 <text:s text:c="4"/>0,00 <text:s text:c="4"/>0,51 <text:s text:c="4"/>0,00 <text:s text:c="6"/>0,00 <text:s text:c="6"/>0,00 <text:s text:c="2"/>78,68 <text:line-break/>Media: <text:s text:c="7"/>all <text:s text:c="6"/>18,96 <text:s text:c="4"/>0,00 <text:s text:c="5"/>5,75 <text:s text:c="5"/>0,25 <text:s text:c="4"/>0,00 <text:s text:c="4"/>0,15 <text:s text:c="4"/>0,00 <text:s text:c="6"/>0,00 <text:s text:c="6"/>0,00 <text:s text:c="2"/>74,89 </text:p>
            <text:p text:style-name="P23">A) <text:span text:style-name="T16">E</text:span>n este caso el porcentaje de CPU destinado a interrupciones de hardware es de cero aunque debe de ser despreciable porque si que se han producido a través de ratón, teclado y disco duro.</text:p>
            <text:p text:style-name="P21"><text:span text:style-name="T15">B) El porcentaje en tratar </text:span><text:span text:style-name="T12">interrupciones</text:span><text:span text:style-name="T15"> por software ha sido de media 0.15, llegando a tener valores pico de 0.51</text:span></text:p>
            <text:p text:style-name="P24">C) <text:span text:style-name="T17">Para obtener el valor de swap en uso y libre hemos ejecutado la orden top obteniendo lo siguiente:</text:span></text:p>
            <text:p text:style-name="P25">medina@medina:~$ top </text:p>
            <text:p text:style-name="P25"><text:span text:style-name="T18">top - 14:26:06 up <text:s/>3:22, <text:s/>2 users, <text:s/>load average: 0,18, 0,25, 0,28 <text:line-break/>Tareas: 179 total, <text:s text:c="2"/>1 ejecutar, <text:s/>178 hibernar, <text:s text:c="3"/>0 detener, <text:s text:c="3"/>0 zombie <text:line-break/>%Cpu(s): <text:s/>2,3 usuario, <text:s/>0,9 sist, <text:s/>0,1 adecuado, 95,8 inact, <text:s/>0,8 en espera, <text:s/>0,0 hardw int, <text:s/>0,1 softw int,<text:line-break/>KiB Mem: <text:s text:c="2"/>4129480 total, <text:s/>1973360 used, <text:s/>2156120 free, <text:s text:c="2"/>114116 buffers <text:line-break/></text:span><text:span text:style-name="T19">KiB Swap: <text:s/>2094076 total, <text:s text:c="7"/>0 used, <text:s/>2094076 free. <text:s text:c="2"/>925640 cached Mem</text:span> </text:p>
            <text:p text:style-name="P25">donde podemos comprobar que tenemos <text:s/><text:span text:style-name="T20">2094076 KiB libres y 0 KiB ocupados. Es decir, no tenemos nada de espacio ocupado en la partición de swap.</text:span></text:p>
          </table:table-cell>
        </table:table-row>
      </table:table>
      <text:p text:style-name="Standard"/>
      <text:p text:style-name="Standard"><text:soft-page-break/>Mi solución a la <text:span text:style-name="T2">actividad 4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6">vmstat 2 20 &gt;&gt; ejercicio4_2.txt</text:p>
            <text:p text:style-name="P26">procs <text:s text:c="2"/>–--------------memory---------- <text:s text:c="7"/>---swap-- <text:s/>-----io---- <text:s text:c="3"/>-system-- <text:s/>---------cpu--------<text:line-break/>r <text:s/>b <text:s text:c="3"/>swpd <text:s text:c="7"/>libre <text:s text:c="3"/>búfer <text:s text:c="3"/>caché <text:s text:c="2"/>si <text:s text:c="2"/>so <text:s text:c="3"/>bi <text:s text:c="5"/>bo <text:s text:c="4"/>in <text:s text:c="5"/>cs <text:s/>us <text:s/>sy <text:s text:c="2"/>id <text:s/>wa st<text:line-break/>2 <text:s/>0 <text:s text:c="9"/>0 2232404 122256 971620 <text:s text:c="3"/>0 <text:s text:c="3"/>0 <text:s text:c="3"/>25 <text:s text:c="4"/>12 <text:s text:c="4"/>94 <text:s text:c="2"/>202 <text:s text:c="2"/>3 <text:s text:c="3"/>1 <text:s/>96 <text:s text:c="3"/>1 <text:s/>0<text:line-break/>0 <text:s/>0 <text:s text:c="9"/>0 2232280 122368 971604 <text:s text:c="3"/>0 <text:s text:c="3"/>0 <text:s text:c="4"/>2 <text:s text:c="4"/>250 <text:s/>344 1517 <text:s text:c="2"/>6 <text:s text:c="3"/>2 <text:s/>77 <text:s/>16 <text:s/>0<text:line-break/>0 <text:s/>0 <text:s text:c="9"/>0 2232280 122504 971632 <text:s text:c="3"/>0 <text:s text:c="3"/>0 <text:s text:c="4"/>2 <text:s text:c="4"/>280 <text:s/>332 1125 <text:s text:c="2"/>7 <text:s text:c="3"/>1 <text:s/>74 <text:s/>18 <text:s/>0<text:line-break/>0 <text:s/>0 <text:s text:c="9"/>0 2232260 122640 971640 <text:s text:c="3"/>0 <text:s text:c="3"/>0 <text:s text:c="4"/>4 <text:s text:c="4"/>272 <text:s/>331 1207 <text:s text:c="2"/>7 <text:s text:c="3"/>2 <text:s/>74 <text:s/>18 <text:s/>0<text:line-break/>0 <text:s/>0 <text:s text:c="9"/>0 2232284 122776 971620 <text:s text:c="3"/>0 <text:s text:c="3"/>0 <text:s text:c="4"/>2 <text:s text:c="4"/>268 <text:s/>297 1081 <text:s text:c="2"/>6 <text:s text:c="3"/>1 <text:s/>75 <text:s/>18 <text:s/>0<text:line-break/>0 <text:s/>0 <text:s text:c="9"/>0 2232060 122936 971628 <text:s text:c="3"/>0 <text:s text:c="3"/>0 <text:s text:c="4"/>4 <text:s text:c="4"/>308 <text:s/>345 1258 <text:s text:c="2"/>7 <text:s text:c="3"/>1 <text:s/>72 <text:s/>20 <text:s/>0<text:line-break/>1 <text:s/>0 <text:s text:c="9"/>0 2231828 123136 971632 <text:s text:c="3"/>0 <text:s text:c="3"/>0 <text:s text:c="4"/>2 <text:s text:c="4"/>450 <text:s/>442 2002 <text:s text:c="2"/>7 <text:s text:c="3"/>1 <text:s/>66 <text:s/>26 <text:s/>0<text:line-break/>0 <text:s/>0 <text:s text:c="9"/>0 2231488 123376 971612 <text:s text:c="3"/>0 <text:s text:c="3"/>0 <text:s text:c="4"/>2 <text:s text:c="4"/>558 <text:s/>476 2309 <text:s text:c="2"/>8 <text:s text:c="3"/>1 <text:s/>60 <text:s/>31 <text:s/>0<text:line-break/>0 <text:s/>0 <text:s text:c="9"/>0 2231120 123536 971644 <text:s text:c="3"/>0 <text:s text:c="3"/>0 <text:s text:c="4"/>4 <text:s text:c="4"/>334 <text:s/>386 2164 <text:s text:c="2"/>6 <text:s text:c="3"/>2 <text:s/>73 <text:s/>19 <text:s/>0<text:line-break/>0 <text:s/>0 <text:s text:c="9"/>0 2230996 123696 971648 <text:s text:c="3"/>0 <text:s text:c="3"/>0 <text:s text:c="4"/>2 <text:s text:c="4"/>320 <text:s/>356 1430 <text:s text:c="2"/>8 <text:s text:c="3"/>1 <text:s/>73 <text:s/>19 <text:s/>0<text:line-break/>0 <text:s/>0 <text:s text:c="9"/>0 2231000 123928 971720 <text:s text:c="3"/>0 <text:s text:c="3"/>0 <text:s text:c="4"/>4 <text:s text:c="4"/>570 <text:s/>410 1526 <text:s text:c="2"/>7 <text:s text:c="3"/>2 <text:s/>61 <text:s/>31 <text:s/>0<text:line-break/>1 <text:s/>0 <text:s text:c="9"/>0 2230788 124160 971664 <text:s text:c="3"/>0 <text:s text:c="3"/>0 <text:s text:c="4"/>4 <text:s text:c="4"/>516 <text:s/>723 1967 <text:s text:c="2"/>9 <text:s text:c="3"/>3 <text:s/>60 <text:s/>28 <text:s/>0<text:line-break/>0 <text:s/>0 <text:s text:c="9"/>0 2230532 124320 971664 <text:s text:c="3"/>0 <text:s text:c="3"/>0 <text:s text:c="4"/>0 <text:s text:c="4"/>384 <text:s/>453 1183 <text:s text:c="2"/>7 <text:s text:c="3"/>1 <text:s/>72 <text:s/>21 <text:s/>0<text:line-break/>0 <text:s/>0 <text:s text:c="9"/>0 2230412 124560 971712 <text:s text:c="3"/>0 <text:s text:c="3"/>0 <text:s text:c="4"/>4 <text:s text:c="4"/>572 <text:s/>703 1539 <text:s text:c="2"/>7 <text:s text:c="3"/>2 <text:s/>58 <text:s/>34 <text:s/>0<text:line-break/>0 <text:s/>0 <text:s text:c="9"/>0 2230180 124776 971716 <text:s text:c="3"/>0 <text:s text:c="3"/>0 <text:s text:c="4"/>2 <text:s text:c="4"/>488 <text:s/>841 1505 <text:s text:c="2"/>6 <text:s text:c="3"/>1 <text:s/>67 <text:s/>27 <text:s/>0<text:line-break/>0 <text:s/>1 <text:s text:c="9"/>0 2229932 124952 971692 <text:s text:c="3"/>0 <text:s text:c="3"/>0 <text:s text:c="4"/>4 <text:s text:c="4"/>354 <text:s/>822 1619 <text:s text:c="2"/>7 <text:s text:c="3"/>2 <text:s/>70 <text:s/>22 <text:s/>0<text:line-break/>1 <text:s/>1 <text:s text:c="9"/>0 2229684 125176 971668 <text:s text:c="3"/>0 <text:s text:c="3"/>0 <text:s text:c="4"/>2 <text:s text:c="4"/>542 <text:s/>715 1777 <text:s text:c="2"/>7 <text:s text:c="3"/>1 <text:s/>62 <text:s/>30 <text:s/>0<text:line-break/>0 <text:s/>0 <text:s text:c="9"/>0 2229316 125408 971720 <text:s text:c="3"/>0 <text:s text:c="3"/>0 <text:s text:c="4"/>4 <text:s text:c="4"/>516 <text:s/>382 1502 <text:s text:c="2"/>6 <text:s text:c="3"/>1 <text:s/>64 <text:s/>29 <text:s/>0<text:line-break/>0 <text:s/>0 <text:s text:c="9"/>0 2229324 125568 971724 <text:s text:c="3"/>0 <text:s text:c="3"/>0 <text:s text:c="4"/>2 <text:s text:c="4"/>338 <text:s/>900 1896 10 <text:s text:c="3"/>4 <text:s/>66 <text:s/>20 <text:s/>0<text:line-break/>0 <text:s/>3 <text:s text:c="9"/>0 2228116 125708 972300 <text:s text:c="3"/>0 <text:s text:c="3"/>0 <text:s text:c="2"/>246 <text:s text:c="2"/>404 <text:s/>948 1846 <text:s text:c="2"/>8 <text:s text:c="3"/>4 <text:s/>65 <text:s/>23 <text:s/>0</text:p>
            <text:p text:style-name="P39">Según los resultados podemos comprobar como no hay ningún proceso en el área de intercambio y en la columna libre vemos como tenemos más de 2 GB de memoria sin utilizar.</text:p>
          </table:table-cell>
        </table:table-row>
      </table:table>
      <text:p text:style-name="Standard"/>
      <text:p text:style-name="Standard">Mi solución a la <text:span text:style-name="T2">actividad 5.2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7">A) <text:span text:style-name="T2">ls -lu </text:span></text:p>
            <text:p text:style-name="P27">total 1380 <text:line-break/>-rw-rw-r-- 1 medina medina <text:s text:c="4"/>178 oct 26 17:40 ejercicio3_2.sh <text:line-break/>-rw-rw-r-- 1 medina medina <text:s text:c="3"/>1784 oct 26 16:35 ejercicio4_2.txt <text:line-break/>drwxrwxr-x 2 medina medina <text:s text:c="3"/>4096 oct 26 15:30 MODI-sesion3 <text:line-break/>-rw-r----- 1 medina medina 1396047 oct 24 15:36 MODI-sesion3.zip </text:p>
            <text:p text:style-name="P28">B) <text:span text:style-name="T3">ls -lc </text:span></text:p>
            <text:p text:style-name="P41">total 1380 <text:line-break/>-rw-rw-r-- 1 medina medina <text:s text:c="4"/>178 oct 25 17:35 ejercicio3_2.sh <text:line-break/>-rw-rw-r-- 1 medina medina <text:s text:c="3"/>1784 oct 26 16:35 ejercicio4_2.txt <text:line-break/>drwxrwxr-x 2 medina medina <text:s text:c="3"/>4096 oct 26 16:50 MODI-sesion3 <text:line-break/>-rw-r----- 1 medina medina 1396047 oct 24 15:36 MODI-sesion3.zip </text:p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><text:soft-page-break/>Mi solución a la <text:span text:style-name="T2">actividad 5.3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[root@localhost /]# <text:span text:style-name="T2">df </text:span></text:p>
            <text:p text:style-name="P29">Filesystem <text:s text:c="10"/>1K-blocks <text:s text:c="10"/>Used <text:s text:c="5"/>Available <text:s text:c="2"/>Use% <text:s text:c="4"/>Mounted on <text:line-break/>LABEL=ROOT <text:s text:c="6"/><text:span text:style-name="T21">1032088</text:span> <text:s text:c="5"/><text:span text:style-name="T2">461612</text:span> <text:s text:c="8"/>518048 <text:s text:c="4"/>48% <text:s text:c="7"/>/ </text:p>
            <text:p text:style-name="P31">El tamaño es de <text:span text:style-name="T25">461612</text:span> bloques <text:span text:style-name="T25">en uso</text:span>.</text:p>
            <text:p text:style-name="P30">[root@localhost /]# <text:span text:style-name="T2">df -h </text:span></text:p>
            <text:p text:style-name="P30">Filesystem <text:s text:c="11"/>Size <text:s text:c="5"/>Used <text:s text:c="2"/>Avail <text:s/>Use% <text:s text:c="3"/>Mounted on <text:line-break/>LABEL=ROOT <text:s text:c="3"/><text:span text:style-name="T21">1008M</text:span> <text:s/><text:span text:style-name="T2">451M</text:span> <text:s/>506M <text:s/>48% <text:s text:c="9"/>/ </text:p>
            <text:p text:style-name="P31">El tamaño es de 451 mibibytes en uso.</text:p>
          </table:table-cell>
        </table:table-row>
      </table:table>
      <text:p text:style-name="P5"/>
      <text:p text:style-name="Standard">Mi solución a la <text:span text:style-name="T2">actividad 5.6</text:span> ha sido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3"><text:span text:style-name="T26">[root@localhost /]# </text:span><text:span text:style-name="T13">du -B 4096 /etc</text:span> </text:p>
            <text:p text:style-name="P32">5265<text:tab/>/etc</text:p>
            <text:p text:style-name="P32">5265 son el número de bloques del árbol del directorio /etc</text:p>
          </table:table-cell>
        </table:table-row>
      </table:table>
      <text:p text:style-name="P5"/>
      <text:p text:style-name="Standard">Mi solución a la <text:span text:style-name="T2">actividad 5.7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4">Primero he creado los archivos archivo.txt y target_hardLink2.txt de la siguiente manera:</text:p>
            <text:p text:style-name="P35">ls -la &gt;&gt; archivo.txt <text:line-break/>ls -la &gt;&gt; target_hardLink2.txt</text:p>
            <text:p text:style-name="P34">Acto seguido he empezado creando el enlace duro hardLink</text:p>
            <text:p text:style-name="P35">ln ./archivo.txt ./hardLink </text:p>
            <text:p text:style-name="P34">De la misma manera he creado el enlace duro hardLink2</text:p>
            <text:p text:style-name="P35">ln ./target_hardLink2.txt ./hardLink2</text:p>
            <text:p text:style-name="P34">Y por último el enlace simbólico softLink mediante la siguiente orden en linea de comando:</text:p>
            <text:p text:style-name="P22"><text:span text:style-name="T4">ln -s ./archivo.txt ./softLink</text:span><text:span text:style-name="T27"> </text:span></text:p>
            <text:p text:style-name="P44">Podemos ver el resultado haciendo un ls -lai de la carpeta en la que residen estos ficheros y enlaces.</text:p>
            <text:p text:style-name="P44">medina@medina:~/Dropbox/Facultad/Grado/2º/SO/Practicas/Modulo1/sesion3$ ls -lai </text:p>
            <text:p text:style-name="P34"><text:span text:style-name="T21">total 1404 <text:line-break/>946817 drwxrwxr-x 3 medina medina <text:s text:c="3"/>4096 oct 26 21:05 . <text:line-break/>943853 drwxrwxr-x 6 medina medina <text:s text:c="3"/>4096 oct 24 15:36 .. <text:line-break/></text:span><text:span text:style-name="T23">946835 -rw-rw-r-- 2 medina medina <text:s text:c="4"/>543 oct 26 20:26 archivo.txt </text:span><text:span text:style-name="T21"><text:line-break/>946860 -rw-rw-r-- 1 medina medina <text:s text:c="4"/>178 oct 25 17:35 ejercicio3_2.sh <text:line-break/>946960 -rw-rw-r-- 1 medina medina <text:s text:c="3"/>1784 oct 26 16:35 ejercicio4_2.txt <text:line-break/></text:span><text:span text:style-name="T23">946835 -rw-rw-r-- 2 medina medina <text:s text:c="4"/>543 oct 26 20:26 hardLink </text:span><text:span text:style-name="T21"><text:line-break/></text:span><text:span text:style-name="T24">946959 -rw-rw-r-- 2 medina medina <text:s text:c="4"/>612 oct 26 20:26 hardLink2 </text:span><text:span text:style-name="T21"><text:line-break/></text:span><text:soft-page-break/><text:span text:style-name="T21">946852 drwxrwxr-x 2 medina medina <text:s text:c="3"/>4096 oct 26 19:35 MODI-sesion3 <text:line-break/>270630 -rw-r----- 1 medina medina 1396047 oct 24 15:36 MODI-sesion3.zip <text:line-break/></text:span><text:span text:style-name="T23">946961 lrwxrwxrwx 1 medina medina <text:s text:c="5"/>13 oct 26 21:05 softLink -&gt; ./archivo.txt </text:span><text:span text:style-name="T21"><text:line-break/></text:span><text:span text:style-name="T24">946959 -rw-rw-r-- 2 medina medina <text:s text:c="4"/>612 oct 26 20:26 target_hardLink2.txt </text:span></text:p>
            <text:p text:style-name="P36"/>
            <text:p text:style-name="P36"><text:span text:style-name="T21">La causa de que haya un dos en el número de enlaces sobre </text:span><text:span text:style-name="T22">el</text:span><text:span text:style-name="T21"> archivo.txt es porque el mismo ya </text:span><text:span text:style-name="T22">es</text:span><text:span text:style-name="T21"> un enlace duro a ese archivo. </text:span><text:span text:style-name="T22">Lo mismo ocurre con target_hardLink2.txt</text:span></text:p>
          </table:table-cell>
        </table:table-row>
      </table:table>
      <text:p text:style-name="P5"/>
      <text:p text:style-name="Standard">Mi solución a la <text:span text:style-name="T2">actividad 5.9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5"><text:span text:style-name="T28">[root@localhost ~]# </text:span><text:span text:style-name="T5">mknod dispo1 c 45 0</text:span><text:span text:style-name="T28"><text:line-break/>[root@localhost ~]# </text:span><text:span text:style-name="T5">mknod dispo2 b 45 0</text:span><text:span text:style-name="T28"><text:line-break/>[root@localhost ~]# </text:span><text:span text:style-name="T5">ls -la</text:span><text:span text:style-name="T28"><text:line-break/>total 50032<text:line-break/>dr-xr-x--- <text:s/>2 root root <text:s text:c="4"/>4096 Oct 26 18:47 .<text:line-break/>dr-xr-xr-x 22 root root <text:s text:c="4"/>4096 Oct 26 18:32 ..<text:line-break/>-rw------- <text:s/>1 root root <text:s text:c="4"/>3787 Oct 26 15:25 .bash_history<text:line-break/>-rw-r--r-- <text:s/>1 root root <text:s text:c="6"/>18 Mar 30 <text:s/>2009 .bash_logout<text:line-break/>-rw-r--r-- <text:s/>1 root root <text:s text:c="5"/>176 Mar 30 <text:s/>2009 .bash_profile<text:line-break/>-rw-r--r-- <text:s/>1 root root <text:s text:c="5"/>176 Sep 22 <text:s/>2004 .bashrc<text:line-break/>-rw-r--r-- <text:s/>1 root root <text:s text:c="5"/>100 Sep 22 <text:s/>2004 .cshrc<text:line-break/>-rw-r--r-- <text:s/>1 root root <text:s text:c="5"/>129 Dec <text:s/>3 <text:s/>2004 .tcshrc<text:line-break/>-rw-r--r-- <text:s/>1 root root 20480000 Oct 17 10:54 archivo_SA20<text:line-break/>-rw-r--r-- <text:s/>1 root root 30720000 Oct 17 11:00 archivo_SA30<text:line-break/></text:span><text:span text:style-name="T5">crw-r--r-- <text:s/>1 root root <text:s text:c="3"/>45, 0 Oct 26 18:47 dispo1<text:line-break/>brw-r--r-- <text:s/>1 root root <text:s text:c="3"/>45, 0 Oct 26 18:47 dispo2</text:span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33</meta:editing-cycles>
    <meta:creation-date>2011-10-05T09:46:35.67</meta:creation-date>
    <meta:editing-duration>P1DT7H41M43S</meta:editing-duration>
    <meta:generator>LibreOffice/4.2.6.3$Linux_x86 LibreOffice_project/420m0$Build-3</meta:generator>
    <dc:date>2014-10-26T23:53:59.834601887</dc:date>
    <meta:print-date>2011-10-06T10:39:21.37</meta:print-date>
    <meta:document-statistic meta:table-count="15" meta:image-count="1" meta:object-count="0" meta:page-count="6" meta:paragraph-count="81" meta:word-count="1730" meta:character-count="10939" meta:non-whitespace-character-count="7619"/>
    <meta:user-defined meta:name="Información 1"/>
    <meta:user-defined meta:name="Información 2"/>
    <meta:user-defined meta:name="Información 3"/>
    <meta:user-defined meta:name="Información 4"/>
  </office:meta>
</office:document-meta>
</file>